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03DB082664D991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143cm"/>
    </style:style>
    <style:style style:name="pr6" style:family="presentation" style:parent-style-name="midnightblue-subtitle" style:list-style-name="L2">
      <style:graphic-properties draw:fill-color="#ffffff" draw:auto-grow-height="true" fo:min-height="15.143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Audience &amp; Study Tips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xml:id="id1" draw:id="id1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Goals &amp; Objectives</text:p>
          </draw:text-box>
        </draw:frame>
        <draw:frame presentation:style-name="pr5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Basic of Computers</text:p>
              </text:list-item>
              <text:list-item>
                <text:p text:style-name="P4">Install Software<text:line-break/>Admin Rights<text:line-break/></text:p>
              </text:list-item>
              <text:list-item>
                <text:p text:style-name="P4">Need of Source Control<text:line-break/>Freelancer<text:line-break/>S/W Developers</text:p>
                <text:p text:style-name="P4">Web Developer<text:line-break/></text:p>
              </text:list-item>
              <text:list-item>
                <text:p text:style-name="P4">Interresting to Learn GIT</text:p>
                <text:p text:style-name="P4"/>
                <text:p text:style-name="P4"/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 xml:id="id2" draw:id="id2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Goals &amp; Objectives</text:p>
          </draw:text-box>
        </draw:frame>
        <draw:frame presentation:style-name="pr6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Follow Along<text:line-break/>Pause Video and Do Practice <text:line-break/></text:p>
              </text:list-item>
              <text:list-item>
                <text:p text:style-name="P4">Supplement Materials<text:line-break/>Presentation<text:line-break/>Articles<text:line-break/>Source &amp; More<text:line-break/></text:p>
              </text:list-item>
              <text:list-item>
                <text:p text:style-name="P4">Check Back Frequently<text:line-break/>Adding More Sections &amp; Update Sections as with Technology Update</text:p>
                <text:p text:style-name="P4"/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7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03DB082664D9912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3-26T09:36:17.070863689</dc:date>
    <meta:editing-duration>PT9H35M55S</meta:editing-duration>
    <meta:editing-cycles>23</meta:editing-cycles>
    <meta:generator>LibreOffice/5.1.6.2$Linux_X86_64 LibreOffice_project/10m0$Build-2</meta:generator>
    <meta:document-statistic meta:object-count="53"/>
  </office:meta>
</office:document-meta>
</file>